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ptos Narrow&quot;" fo:font-size="12pt" fo:font-style="normal" fo:text-shadow="none" style:text-underline-style="none" fo:font-weight="normal" style:font-size-asian="12pt" style:font-style-asian="normal" style:font-weight-asian="normal" style:font-name-complex="&quot;Aptos Narrow&quot;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ubble Sort</text:p>
          </table:table-cell>
          <table:table-cell table:style-name="ce1"/>
          <table:table-cell>
            <draw:frame table:end-cell-address="Sheet1.H13" table:end-x="1.7pt" table:end-y="5.98pt" draw:z-index="0" draw:name="Chart 1" draw:style-name="gr1" draw:text-style-name="P1" svg:width="316.46pt" svg:height="194.97pt" svg:x="36pt" svg:y="0pt">
              <draw:object draw:notify-on-update-of-ranges="Sheet1.B3:Sheet1.B11 Sheet1.A1:Sheet1.A2 Sheet1.A3:Sheet1.A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4020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6803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1.2700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3.8433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18.0815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70.7967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505.6468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9866.9422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40718.7666 m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>
            <draw:frame table:end-cell-address="Sheet1.H25" table:end-x="4.71pt" table:end-y="5.19pt" draw:z-index="1" draw:name="Chart 2" draw:style-name="gr1" draw:text-style-name="P1" svg:width="319.46pt" svg:height="194.97pt" svg:x="36pt" svg:y="15pt">
              <draw:object draw:notify-on-update-of-ranges="Sheet1.B15:Sheet1.B23 Sheet1.A13:Sheet1.A14 Sheet1.A15:Sheet1.A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 Sor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2654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0494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0.1011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0.1986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0.5465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2.4770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1.8081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7.4488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15.5355 m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>
            <draw:frame table:end-cell-address="Sheet1.H37" table:end-x="4.71pt" table:end-y="8.99pt" draw:z-index="2" draw:name="Chart 3" draw:style-name="gr1" draw:text-style-name="P1" svg:width="319.46pt" svg:height="199.47pt" svg:x="36pt" svg:y="14.26pt">
              <draw:object draw:notify-on-update-of-ranges="Sheet1.B27:Sheet1.B35 Sheet1.A25:Sheet1.A26 Sheet1.A27:Sheet1.A3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Insertion Sort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1826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3199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0.3167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0.7854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4.4949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17.9252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71.2427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1010.4218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4062.2061 m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Selection Sort</text:p>
          </table:table-cell>
          <table:covered-table-cell/>
          <table:table-cell>
            <draw:frame table:end-cell-address="Sheet1.H49" table:end-x="4.71pt" table:end-y="8.19pt" draw:z-index="3" draw:name="Chart 4" draw:style-name="gr1" draw:text-style-name="P1" svg:width="319.46pt" svg:height="194.97pt" svg:x="36pt" svg:y="2.24pt">
              <draw:object draw:notify-on-update-of-ranges="Sheet1.B39:Sheet1.B47 Sheet1.A37:Sheet1.A38 Sheet1.A39:Sheet1.A4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2218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3788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0.8407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3.2840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20.1355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79.5236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316.0434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4450.1187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17771.7069 m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hell Sort</text:p>
          </table:table-cell>
          <table:table-cell table:style-name="ce1"/>
          <table:table-cell>
            <draw:frame table:end-cell-address="Sheet1.H61" table:end-x="2.47pt" table:end-y="7.48pt" draw:z-index="4" draw:name="Chart 5" draw:style-name="gr1" draw:text-style-name="P1" svg:width="319.46pt" svg:height="194.97pt" svg:x="33.76pt" svg:y="1.5pt">
              <draw:object draw:notify-on-update-of-ranges="Sheet1.B51:Sheet1.B59 Sheet1.A49:Sheet1.A50 Sheet1.A51:Sheet1.A5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0814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2937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0.2903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0.3687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0.6322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1.4157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3.0100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13.1196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28.6983 ms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Merge Sort</text:p>
          </table:table-cell>
          <table:table-cell table:style-name="ce2"/>
          <table:table-cell>
            <draw:frame table:end-cell-address="Sheet1.G73" table:end-x="69.62pt" table:end-y="6.69pt" draw:z-index="5" draw:name="Chart 6" draw:style-name="gr1" draw:text-style-name="P1" svg:width="316.46pt" svg:height="194.97pt" svg:x="33.76pt" svg:y="0.74pt">
              <draw:object draw:notify-on-update-of-ranges="Sheet1.B63:Sheet1.B71 Sheet1.A61:Sheet1.A62 Sheet1.A63:Sheet1.A7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lements</text:p>
          </table:table-cell>
          <table:table-cell table:style-name="ce2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0.1883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" office:value-type="string" calcext:value-type="string">
            <text:p>0.0932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1" office:value-type="string" calcext:value-type="string">
            <text:p>0.1786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1" office:value-type="string" calcext:value-type="string">
            <text:p>0.4422 ms</text:p>
          </table:table-cell>
          <table:table-cell table:number-columns-repeated="1022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1" office:value-type="string" calcext:value-type="string">
            <text:p>0.9672 ms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1" office:value-type="string" calcext:value-type="string">
            <text:p>2.1032 ms</text:p>
          </table:table-cell>
          <table:table-cell table:number-columns-repeated="1022"/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1" office:value-type="string" calcext:value-type="string">
            <text:p>3.8262 ms</text:p>
          </table:table-cell>
          <table:table-cell table:number-columns-repeated="1022"/>
        </table:table-row>
        <table:table-row table:style-name="ro1">
          <table:table-cell table:style-name="ce3" office:value-type="float" office:value="75000" calcext:value-type="float">
            <text:p>75000</text:p>
          </table:table-cell>
          <table:table-cell table:style-name="ce1" office:value-type="string" calcext:value-type="string">
            <text:p>13.7647 ms</text:p>
          </table:table-cell>
          <table:table-cell table:number-columns-repeated="1022"/>
        </table:table-row>
        <table:table-row table:style-name="ro1">
          <table:table-cell table:style-name="ce3" office:value-type="float" office:value="150000" calcext:value-type="float">
            <text:p>150000</text:p>
          </table:table-cell>
          <table:table-cell table:style-name="ce1" office:value-type="string" calcext:value-type="string">
            <text:p>27.8292 ms</text:p>
          </table:table-cell>
          <table:table-cell table:number-columns-repeated="1022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165cm" svg:height="6.879cm" xlink:href=".." xlink:type="simple" chart:class="chart:line" chart:style-name="ch1">
        <chart:legend chart:legend-position="end" svg:x="8.022cm" svg:y="2.941cm" style:legend-expansion="high" chart:style-name="ch2"/>
        <chart:plot-area chart:style-name="ch3" table:cell-range-address="Sheet1.A3:Sheet1.B11 Sheet1.A1:Sheet1.A2" chart:data-source-has-labels="both" svg:x="1.283cm" svg:y="0.137cm" svg:width="6.516cm" svg:height="5.575cm">
          <chartooo:coordinate-region svg:x="2.31cm" svg:y="0.137cm" svg:width="5.092cm" svg:height="3.33cm"/>
          <chart:axis chart:dimension="x" chart:name="primary-x" chart:style-name="ch4" chartooo:axis-type="text">
            <chart:title svg:x="4.093cm" svg:y="5.85cm" chart:style-name="ch5">
              <text:p>Time</text:p>
            </chart:title>
            <chart:categories table:cell-range-address="Sheet1.B3:Sheet1.B11"/>
          </chart:axis>
          <chart:axis chart:dimension="y" chart:name="primary-y" chart:style-name="ch6">
            <chart:title svg:x="0.451cm" svg:y="3.716cm" chart:style-name="ch7">
              <text:p>Elements</text:p>
            </chart:title>
            <chart:grid chart:style-name="ch8" chart:class="major"/>
          </chart:axis>
          <chart:series chart:style-name="ch9" chart:values-cell-range-address="Sheet1.A3:Sheet1.A11" chart:label-cell-address="Sheet1.A1:Sheet1.A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 Elements</text:p>
                <text:list>
                  <text:list-item>
                    <text:p>Bubble Sort</text:p>
                  </text:list-item>
                  <text:list-item>
                    <text:p>Elements</text:p>
                  </text:list-item>
                </text:list>
                <draw:g>
                  <svg:desc>Sheet1.A1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4020 ms</text:p>
                <draw:g>
                  <svg:desc>Sheet1.B3:Sheet1.B11</svg:desc>
                </draw:g>
              </table:table-cell>
              <table:table-cell office:value-type="float" office:value="100">
                <text:p>100</text:p>
                <draw:g>
                  <svg:desc>Sheet1.A3:Sheet1.A11</svg:desc>
                </draw:g>
              </table:table-cell>
            </table:table-row>
            <table:table-row>
              <table:table-cell office:value-type="string">
                <text:p>0.6803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.2700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.8433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.0815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0.7967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05.6468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9866.9422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40718.7666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71cm" svg:height="6.879cm" xlink:href=".." xlink:type="simple" chart:class="chart:line" chart:style-name="ch1">
        <chart:legend chart:legend-position="end" svg:x="6.726cm" svg:y="3.14cm" style:legend-expansion="high" chart:style-name="ch2"/>
        <chart:plot-area chart:style-name="ch3" table:cell-range-address="Sheet1.A15:Sheet1.B23 Sheet1.A13:Sheet1.A14" chart:data-source-has-labels="both" svg:x="1.285cm" svg:y="0.137cm" svg:width="5.216cm" svg:height="5.575cm">
          <chartooo:coordinate-region svg:x="2.312cm" svg:y="0.137cm" svg:width="3.791cm" svg:height="3.724cm"/>
          <chart:axis chart:dimension="x" chart:name="primary-x" chart:style-name="ch4" chartooo:axis-type="text">
            <chart:title svg:x="3.445cm" svg:y="5.85cm" chart:style-name="ch5">
              <text:p>Time</text:p>
            </chart:title>
            <chart:categories table:cell-range-address="Sheet1.B15:Sheet1.B23"/>
          </chart:axis>
          <chart:axis chart:dimension="y" chart:name="primary-y" chart:style-name="ch6">
            <chart:title svg:x="0.451cm" svg:y="3.716cm" chart:style-name="ch7">
              <text:p>Elements</text:p>
            </chart:title>
            <chart:grid chart:style-name="ch8" chart:class="major"/>
          </chart:axis>
          <chart:series chart:style-name="ch9" chart:values-cell-range-address="Sheet1.A15:Sheet1.A23" chart:label-cell-address="Sheet1.A13:Sheet1.A1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 Elements</text:p>
                <text:list>
                  <text:list-item>
                    <text:p>Quick Sort</text:p>
                  </text:list-item>
                  <text:list-item>
                    <text:p>Elements</text:p>
                  </text:list-item>
                </text:list>
                <draw:g>
                  <svg:desc>Sheet1.A13:Sheet1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654 ms</text:p>
                <draw:g>
                  <svg:desc>Sheet1.B15:Sheet1.B23</svg:desc>
                </draw:g>
              </table:table-cell>
              <table:table-cell office:value-type="float" office:value="100">
                <text:p>100</text:p>
                <draw:g>
                  <svg:desc>Sheet1.A15:Sheet1.A23</svg:desc>
                </draw:g>
              </table:table-cell>
            </table:table-row>
            <table:table-row>
              <table:table-cell office:value-type="string">
                <text:p>0.0494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.1011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.1986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0.5465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.4770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.8081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7.4488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5.5355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71cm" svg:height="7.038cm" xlink:href=".." xlink:type="simple" chart:class="chart:line" chart:style-name="ch1">
        <chart:legend chart:legend-position="end" svg:x="7.863cm" svg:y="3.021cm" style:legend-expansion="high" chart:style-name="ch2"/>
        <chart:plot-area chart:style-name="ch3" table:cell-range-address="Sheet1.A27:Sheet1.B35 Sheet1.A25:Sheet1.A26" chart:data-source-has-labels="both" svg:x="1.285cm" svg:y="0.14cm" svg:width="6.353cm" svg:height="5.728cm">
          <chartooo:coordinate-region svg:x="2.312cm" svg:y="0.14cm" svg:width="4.928cm" svg:height="3.615cm"/>
          <chart:axis chart:dimension="x" chart:name="primary-x" chart:style-name="ch4" chartooo:axis-type="text">
            <chart:title svg:x="4.013cm" svg:y="6.009cm" chart:style-name="ch5">
              <text:p>Time</text:p>
            </chart:title>
            <chart:categories table:cell-range-address="Sheet1.B27:Sheet1.B35"/>
          </chart:axis>
          <chart:axis chart:dimension="y" chart:name="primary-y" chart:style-name="ch6">
            <chart:title svg:x="0.451cm" svg:y="3.796cm" chart:style-name="ch7">
              <text:p>Elements</text:p>
            </chart:title>
            <chart:grid chart:style-name="ch8" chart:class="major"/>
          </chart:axis>
          <chart:series chart:style-name="ch9" chart:values-cell-range-address="Sheet1.A27:Sheet1.A35" chart:label-cell-address="Sheet1.A25:Sheet1.A26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 Sort Elements</text:p>
                <text:list>
                  <text:list-item>
                    <text:p>Insertion Sort</text:p>
                  </text:list-item>
                  <text:list-item>
                    <text:p>Elements</text:p>
                  </text:list-item>
                </text:list>
                <draw:g>
                  <svg:desc>Sheet1.A25:Sheet1.A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826 ms</text:p>
                <draw:g>
                  <svg:desc>Sheet1.B27:Sheet1.B35</svg:desc>
                </draw:g>
              </table:table-cell>
              <table:table-cell office:value-type="float" office:value="100">
                <text:p>100</text:p>
                <draw:g>
                  <svg:desc>Sheet1.A27:Sheet1.A35</svg:desc>
                </draw:g>
              </table:table-cell>
            </table:table-row>
            <table:table-row>
              <table:table-cell office:value-type="string">
                <text:p>0.3199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.3167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.7854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.4949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7.9252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71.2427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010.4218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4062.2061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71cm" svg:height="6.879cm" xlink:href=".." xlink:type="simple" chart:class="chart:line" chart:style-name="ch1">
        <chart:legend chart:legend-position="end" svg:x="7.757cm" svg:y="2.941cm" style:legend-expansion="high" chart:style-name="ch2"/>
        <chart:plot-area chart:style-name="ch3" table:cell-range-address="Sheet1.A39:Sheet1.B47 Sheet1.A37:Sheet1.A38" chart:data-source-has-labels="both" svg:x="1.285cm" svg:y="0.137cm" svg:width="6.247cm" svg:height="5.575cm">
          <chartooo:coordinate-region svg:x="2.312cm" svg:y="0.137cm" svg:width="4.823cm" svg:height="3.33cm"/>
          <chart:axis chart:dimension="x" chart:name="primary-x" chart:style-name="ch4" chartooo:axis-type="text">
            <chart:title svg:x="3.96cm" svg:y="5.85cm" chart:style-name="ch5">
              <text:p>Time</text:p>
            </chart:title>
            <chart:categories table:cell-range-address="Sheet1.B39:Sheet1.B47"/>
          </chart:axis>
          <chart:axis chart:dimension="y" chart:name="primary-y" chart:style-name="ch6">
            <chart:title svg:x="0.451cm" svg:y="3.716cm" chart:style-name="ch7">
              <text:p>Elements</text:p>
            </chart:title>
            <chart:grid chart:style-name="ch8" chart:class="major"/>
          </chart:axis>
          <chart:series chart:style-name="ch9" chart:values-cell-range-address="Sheet1.A39:Sheet1.A47" chart:label-cell-address="Sheet1.A37:Sheet1.A38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 Sort Elements</text:p>
                <text:list>
                  <text:list-item>
                    <text:p>Selection Sort</text:p>
                  </text:list-item>
                  <text:list-item>
                    <text:p>Elements</text:p>
                  </text:list-item>
                </text:list>
                <draw:g>
                  <svg:desc>Sheet1.A37:Sheet1.A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2218 ms</text:p>
                <draw:g>
                  <svg:desc>Sheet1.B39:Sheet1.B47</svg:desc>
                </draw:g>
              </table:table-cell>
              <table:table-cell office:value-type="float" office:value="100">
                <text:p>100</text:p>
                <draw:g>
                  <svg:desc>Sheet1.A39:Sheet1.A47</svg:desc>
                </draw:g>
              </table:table-cell>
            </table:table-row>
            <table:table-row>
              <table:table-cell office:value-type="string">
                <text:p>0.3788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.8407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.2840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0.1355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9.5236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16.0434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4450.1187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7771.7069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271cm" svg:height="6.879cm" xlink:href=".." xlink:type="simple" chart:class="chart:line" chart:style-name="ch1">
        <chart:legend chart:legend-position="end" svg:x="6.858cm" svg:y="3.14cm" style:legend-expansion="high" chart:style-name="ch2"/>
        <chart:plot-area chart:style-name="ch3" table:cell-range-address="Sheet1.A51:Sheet1.B59 Sheet1.A49:Sheet1.A50" chart:data-source-has-labels="both" svg:x="1.285cm" svg:y="0.137cm" svg:width="5.348cm" svg:height="5.575cm">
          <chartooo:coordinate-region svg:x="2.312cm" svg:y="0.137cm" svg:width="3.923cm" svg:height="3.724cm"/>
          <chart:axis chart:dimension="x" chart:name="primary-x" chart:style-name="ch4" chartooo:axis-type="text">
            <chart:title svg:x="3.511cm" svg:y="5.85cm" chart:style-name="ch5">
              <text:p>Time</text:p>
            </chart:title>
            <chart:categories table:cell-range-address="Sheet1.B51:Sheet1.B59"/>
          </chart:axis>
          <chart:axis chart:dimension="y" chart:name="primary-y" chart:style-name="ch6">
            <chart:title svg:x="0.451cm" svg:y="3.716cm" chart:style-name="ch7">
              <text:p>Elements</text:p>
            </chart:title>
            <chart:grid chart:style-name="ch8" chart:class="major"/>
          </chart:axis>
          <chart:series chart:style-name="ch9" chart:values-cell-range-address="Sheet1.A51:Sheet1.A59" chart:label-cell-address="Sheet1.A49:Sheet1.A50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ell Sort Elements</text:p>
                <text:list>
                  <text:list-item>
                    <text:p>Shell Sort</text:p>
                  </text:list-item>
                  <text:list-item>
                    <text:p>Elements</text:p>
                  </text:list-item>
                </text:list>
                <draw:g>
                  <svg:desc>Sheet1.A49:Sheet1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814 ms</text:p>
                <draw:g>
                  <svg:desc>Sheet1.B51:Sheet1.B59</svg:desc>
                </draw:g>
              </table:table-cell>
              <table:table-cell office:value-type="float" office:value="100">
                <text:p>100</text:p>
                <draw:g>
                  <svg:desc>Sheet1.A51:Sheet1.A59</svg:desc>
                </draw:g>
              </table:table-cell>
            </table:table-row>
            <table:table-row>
              <table:table-cell office:value-type="string">
                <text:p>0.2937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.2903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.3687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0.6322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.4157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.0100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.1196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28.6983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165cm" svg:height="6.879cm" xlink:href=".." xlink:type="simple" chart:class="chart:line" chart:style-name="ch1">
        <chart:legend chart:legend-position="end" svg:x="6.567cm" svg:y="3.14cm" style:legend-expansion="high" chart:style-name="ch2"/>
        <chart:plot-area chart:style-name="ch3" table:cell-range-address="Sheet1.A63:Sheet1.B71 Sheet1.A61:Sheet1.A62" chart:data-source-has-labels="both" svg:x="1.283cm" svg:y="0.137cm" svg:width="5.061cm" svg:height="5.575cm">
          <chartooo:coordinate-region svg:x="2.31cm" svg:y="0.137cm" svg:width="3.636cm" svg:height="3.724cm"/>
          <chart:axis chart:dimension="x" chart:name="primary-x" chart:style-name="ch4" chartooo:axis-type="text">
            <chart:title svg:x="3.365cm" svg:y="5.85cm" chart:style-name="ch5">
              <text:p>Time</text:p>
            </chart:title>
            <chart:categories table:cell-range-address="Sheet1.B63:Sheet1.B71"/>
          </chart:axis>
          <chart:axis chart:dimension="y" chart:name="primary-y" chart:style-name="ch6">
            <chart:title svg:x="0.451cm" svg:y="3.716cm" chart:style-name="ch7">
              <text:p>Elements</text:p>
            </chart:title>
            <chart:grid chart:style-name="ch8" chart:class="major"/>
          </chart:axis>
          <chart:series chart:style-name="ch9" chart:values-cell-range-address="Sheet1.A63:Sheet1.A71" chart:label-cell-address="Sheet1.A61:Sheet1.A6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 Sort Elements</text:p>
                <text:list>
                  <text:list-item>
                    <text:p>Merge Sort</text:p>
                  </text:list-item>
                  <text:list-item>
                    <text:p>Elements</text:p>
                  </text:list-item>
                </text:list>
                <draw:g>
                  <svg:desc>Sheet1.A61:Sheet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883 ms</text:p>
                <draw:g>
                  <svg:desc>Sheet1.B63:Sheet1.B71</svg:desc>
                </draw:g>
              </table:table-cell>
              <table:table-cell office:value-type="float" office:value="100">
                <text:p>100</text:p>
                <draw:g>
                  <svg:desc>Sheet1.A63:Sheet1.A71</svg:desc>
                </draw:g>
              </table:table-cell>
            </table:table-row>
            <table:table-row>
              <table:table-cell office:value-type="string">
                <text:p>0.0932 ms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0.1786 ms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0.4422 m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0.9672 ms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2.1032 m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.8262 ms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3.7647 ms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27.8292 ms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